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62a73b" officeooo:rsid="000c0ec7" officeooo:paragraph-rsid="00123139" fo:background-color="transparent"/>
    </style:style>
    <style:style style:name="P2" style:family="paragraph" style:parent-style-name="Standard">
      <style:text-properties fo:color="#62a73b" officeooo:paragraph-rsid="00123139"/>
    </style:style>
    <style:style style:name="P3" style:family="paragraph" style:parent-style-name="Standard">
      <style:text-properties officeooo:rsid="000df248" officeooo:paragraph-rsid="00123139"/>
    </style:style>
    <style:style style:name="P4" style:family="paragraph" style:parent-style-name="Standard">
      <style:text-properties fo:font-weight="bold" officeooo:rsid="000df248" officeooo:paragraph-rsid="000df248" style:font-weight-asian="bold" style:font-weight-complex="bold"/>
    </style:style>
    <style:style style:name="P5" style:family="paragraph" style:parent-style-name="Standard">
      <style:text-properties fo:color="#000000" fo:font-weight="normal" officeooo:rsid="00123139" officeooo:paragraph-rsid="00123139" fo:background-color="transparent" style:font-weight-asian="normal" style:font-weight-complex="normal"/>
    </style:style>
    <style:style style:name="P6" style:family="paragraph" style:parent-style-name="Standard">
      <style:text-properties fo:color="#000000" fo:font-weight="bold" officeooo:rsid="000df248" officeooo:paragraph-rsid="000fe5cd" fo:background-color="transparent" style:font-weight-asian="bold" style:font-weight-complex="bold"/>
    </style:style>
    <style:style style:name="P7" style:family="paragraph" style:parent-style-name="Standard">
      <style:text-properties fo:color="#000000" fo:font-weight="bold" officeooo:rsid="000df248" officeooo:paragraph-rsid="0010df95" fo:background-color="transparent" style:font-weight-asian="bold" style:font-weight-complex="bold"/>
    </style:style>
    <style:style style:name="P8" style:family="paragraph" style:parent-style-name="Standard">
      <style:text-properties fo:color="#ef413d" fo:font-weight="normal" officeooo:rsid="00123139" officeooo:paragraph-rsid="00123139" fo:background-color="transparent" style:font-weight-asian="normal" style:font-weight-complex="normal"/>
    </style:style>
    <style:style style:name="P9" style:family="paragraph" style:parent-style-name="Standard" style:list-style-name="L1">
      <style:text-properties officeooo:paragraph-rsid="000c0ec7"/>
    </style:style>
    <style:style style:name="P10" style:family="paragraph" style:parent-style-name="Standard" style:list-style-name="L1">
      <style:text-properties fo:font-weight="bold" officeooo:rsid="000df248" officeooo:paragraph-rsid="000df248" style:font-weight-asian="bold" style:font-weight-complex="bold"/>
    </style:style>
    <style:style style:name="P11" style:family="paragraph" style:parent-style-name="Standard">
      <style:text-properties fo:font-weight="bold" officeooo:rsid="000df248" officeooo:paragraph-rsid="0013d52d" style:font-weight-asian="bold" style:font-weight-complex="bold"/>
    </style:style>
    <style:style style:name="P12" style:family="paragraph" style:parent-style-name="Standard" style:list-style-name="L2">
      <style:text-properties officeooo:paragraph-rsid="000c0ec7"/>
    </style:style>
    <style:style style:name="P13" style:family="paragraph" style:parent-style-name="Standard" style:list-style-name="L2">
      <style:text-properties officeooo:paragraph-rsid="00123139"/>
    </style:style>
    <style:style style:name="P14" style:family="paragraph" style:parent-style-name="Standard" style:list-style-name="L2">
      <style:text-properties officeooo:rsid="000c0ec7" officeooo:paragraph-rsid="000c0ec7"/>
    </style:style>
    <style:style style:name="P15" style:family="paragraph" style:parent-style-name="Standard" style:list-style-name="L2">
      <style:text-properties officeooo:rsid="000c0ec7" officeooo:paragraph-rsid="00123139"/>
    </style:style>
    <style:style style:name="P16" style:family="paragraph" style:parent-style-name="Standard" style:list-style-name="L2">
      <style:text-properties officeooo:rsid="000defc1" officeooo:paragraph-rsid="000c0ec7"/>
    </style:style>
    <style:style style:name="P17" style:family="paragraph" style:parent-style-name="Standard">
      <style:text-properties fo:color="#62a73b" officeooo:rsid="000c0ec7" officeooo:paragraph-rsid="00123139" fo:background-color="transparent"/>
    </style:style>
    <style:style style:name="P18" style:family="paragraph" style:parent-style-name="Standard" style:list-style-name="L3">
      <style:text-properties fo:color="#62a73b" fo:font-weight="normal" officeooo:rsid="0037b3ff" officeooo:paragraph-rsid="000df248" style:font-weight-asian="normal" style:font-weight-complex="normal"/>
    </style:style>
    <style:style style:name="P19" style:family="paragraph" style:parent-style-name="Standard" style:list-style-name="L3">
      <style:text-properties fo:color="#62a73b" fo:font-weight="normal" officeooo:rsid="000df248" officeooo:paragraph-rsid="000df248" style:font-weight-asian="normal" style:font-weight-complex="normal"/>
    </style:style>
    <style:style style:name="P20" style:family="paragraph" style:parent-style-name="Standard" style:list-style-name="L5">
      <style:text-properties fo:color="#62a73b" fo:font-weight="normal" officeooo:rsid="000fe5cd" officeooo:paragraph-rsid="000fe5cd" fo:background-color="transparent" style:font-weight-asian="normal" style:font-weight-complex="normal"/>
    </style:style>
    <style:style style:name="P21" style:family="paragraph" style:parent-style-name="Standard" style:list-style-name="L5">
      <style:text-properties fo:color="#62a73b" officeooo:paragraph-rsid="000fe5cd"/>
    </style:style>
    <style:style style:name="P22" style:family="paragraph" style:parent-style-name="Standard" style:list-style-name="L5">
      <style:text-properties fo:color="#62a73b" officeooo:rsid="00152bd6" officeooo:paragraph-rsid="000fe5cd"/>
    </style:style>
    <style:style style:name="P23" style:family="paragraph" style:parent-style-name="Standard" style:list-style-name="L2">
      <style:text-properties officeooo:rsid="000df248" officeooo:paragraph-rsid="0013d52d"/>
    </style:style>
    <style:style style:name="P24" style:family="paragraph" style:parent-style-name="Standard" style:list-style-name="L3">
      <style:text-properties fo:font-weight="normal" officeooo:rsid="000df248" officeooo:paragraph-rsid="000df248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0df248" officeooo:paragraph-rsid="00123139" style:font-weight-asian="normal" style:font-weight-complex="normal"/>
    </style:style>
    <style:style style:name="P26" style:family="paragraph" style:parent-style-name="Standard" style:list-style-name="L3">
      <style:text-properties fo:color="#ef413d" fo:font-weight="normal" officeooo:rsid="000df248" officeooo:paragraph-rsid="00123139" style:font-weight-asian="normal" style:font-weight-complex="normal"/>
    </style:style>
    <style:style style:name="P27" style:family="paragraph" style:parent-style-name="Standard" style:list-style-name="L3">
      <style:text-properties fo:color="#ef413d" fo:font-weight="normal" officeooo:rsid="000fe5cd" officeooo:paragraph-rsid="000fe5cd" fo:background-color="transparent" style:font-weight-asian="normal" style:font-weight-complex="normal"/>
    </style:style>
    <style:style style:name="P28" style:family="paragraph" style:parent-style-name="Standard" style:list-style-name="L5">
      <style:text-properties fo:color="#ef413d" fo:font-weight="normal" officeooo:rsid="000df248" officeooo:paragraph-rsid="000fe5cd" fo:background-color="transparent" style:font-weight-asian="normal" style:font-weight-complex="normal"/>
    </style:style>
    <style:style style:name="P29" style:family="paragraph" style:parent-style-name="Standard" style:list-style-name="L3">
      <style:text-properties fo:color="#000000" fo:font-weight="normal" officeooo:rsid="000df248" officeooo:paragraph-rsid="000df248" style:font-weight-asian="normal" style:font-weight-complex="normal"/>
    </style:style>
    <style:style style:name="P30" style:family="paragraph" style:parent-style-name="Standard" style:list-style-name="L3">
      <style:text-properties fo:color="#000000" fo:font-weight="normal" officeooo:rsid="000fe5cd" officeooo:paragraph-rsid="000fe5cd" style:font-weight-asian="normal" style:font-weight-complex="normal"/>
    </style:style>
    <style:style style:name="P31" style:family="paragraph" style:parent-style-name="Standard" style:list-style-name="L3">
      <style:text-properties fo:color="#000000" fo:font-weight="normal" officeooo:rsid="000fe5cd" officeooo:paragraph-rsid="000fe5cd" fo:background-color="transparent" style:font-weight-asian="normal" style:font-weight-complex="normal"/>
    </style:style>
    <style:style style:name="P32" style:family="paragraph" style:parent-style-name="Standard" style:list-style-name="L5">
      <style:text-properties fo:color="#000000" fo:font-weight="normal" officeooo:rsid="000fe5cd" officeooo:paragraph-rsid="000fe5cd" fo:background-color="transparent" style:font-weight-asian="normal" style:font-weight-complex="normal"/>
    </style:style>
    <style:style style:name="P33" style:family="paragraph" style:parent-style-name="Standard" style:list-style-name="L4">
      <style:text-properties fo:color="#000000" fo:font-weight="normal" officeooo:rsid="0010df95" officeooo:paragraph-rsid="0010df95" fo:background-color="transparent" style:font-weight-asian="normal" style:font-weight-complex="normal"/>
    </style:style>
    <style:style style:name="P34" style:family="paragraph" style:parent-style-name="Standard" style:list-style-name="L5">
      <style:text-properties fo:color="#000000" fo:font-weight="normal" officeooo:rsid="0010df95" officeooo:paragraph-rsid="0010df95" fo:background-color="transparent" style:font-weight-asian="normal" style:font-weight-complex="normal"/>
    </style:style>
    <style:style style:name="P35" style:family="paragraph" style:parent-style-name="Standard" style:list-style-name="L4">
      <style:text-properties fo:color="#000000" fo:font-weight="normal" officeooo:rsid="00123139" officeooo:paragraph-rsid="00123139" fo:background-color="transparent" style:font-weight-asian="normal" style:font-weight-complex="normal"/>
    </style:style>
    <style:style style:name="P36" style:family="paragraph" style:parent-style-name="Standard" style:list-style-name="L5">
      <style:text-properties fo:color="#000000" fo:font-weight="normal" officeooo:rsid="000df248" officeooo:paragraph-rsid="000fe5cd" fo:background-color="transparent" style:font-weight-asian="normal" style:font-weight-complex="normal"/>
    </style:style>
    <style:style style:name="P37" style:family="paragraph" style:parent-style-name="Standard" style:list-style-name="L5">
      <style:text-properties fo:color="#009353" fo:font-weight="normal" officeooo:rsid="0010df95" officeooo:paragraph-rsid="000fe5cd" fo:background-color="transparent" style:font-weight-asian="normal" style:font-weight-complex="normal"/>
    </style:style>
    <style:style style:name="P38" style:family="paragraph" style:parent-style-name="Standard" style:list-style-name="L5">
      <style:text-properties fo:color="#f79448" fo:font-weight="normal" officeooo:rsid="0010df95" officeooo:paragraph-rsid="0010df95" fo:background-color="transparent" style:font-weight-asian="normal" style:font-weight-complex="normal"/>
    </style:style>
    <style:style style:name="P39" style:family="paragraph" style:parent-style-name="Standard">
      <style:text-properties fo:color="#f79448" fo:font-weight="normal" officeooo:rsid="0010df95" officeooo:paragraph-rsid="0010df95" fo:background-color="transparent" style:font-weight-asian="normal" style:font-weight-complex="normal"/>
    </style:style>
    <style:style style:name="P40" style:family="paragraph" style:parent-style-name="Standard" style:list-style-name="L5">
      <style:text-properties fo:color="#ce181e" fo:font-weight="normal" officeooo:rsid="0010df95" officeooo:paragraph-rsid="0010df95" fo:background-color="transparent" style:font-weight-asian="normal" style:font-weight-complex="normal"/>
    </style:style>
    <style:style style:name="P41" style:family="paragraph" style:parent-style-name="Standard" style:list-style-name="L5">
      <style:text-properties fo:color="#ce181e" fo:font-weight="normal" officeooo:rsid="000df248" officeooo:paragraph-rsid="000fe5cd" fo:background-color="transparent" style:font-weight-asian="normal" style:font-weight-complex="normal"/>
    </style:style>
    <style:style style:name="P42" style:family="paragraph" style:parent-style-name="Standard" style:list-style-name="L5">
      <style:text-properties fo:color="#ce181e" officeooo:rsid="0010df95" officeooo:paragraph-rsid="0010df95"/>
    </style:style>
    <style:style style:name="P43" style:family="paragraph" style:parent-style-name="Standard">
      <style:paragraph-properties fo:break-before="page"/>
      <style:text-properties fo:color="#000000" fo:font-weight="bold" officeooo:rsid="000df248" officeooo:paragraph-rsid="0013d52d" fo:background-color="transparent" style:font-weight-asian="bold" style:font-weight-complex="bold"/>
    </style:style>
    <style:style style:name="T1" style:family="text">
      <style:text-properties officeooo:rsid="0029a322"/>
    </style:style>
    <style:style style:name="T2" style:family="text">
      <style:text-properties officeooo:rsid="000c0ec7"/>
    </style:style>
    <style:style style:name="T3" style:family="text">
      <style:text-properties officeooo:rsid="000df248"/>
    </style:style>
    <style:style style:name="T4" style:family="text">
      <style:text-properties officeooo:rsid="000fe5cd"/>
    </style:style>
    <style:style style:name="T5" style:family="text">
      <style:text-properties officeooo:rsid="000ca097"/>
    </style:style>
    <style:style style:name="T6" style:family="text">
      <style:text-properties officeooo:rsid="002ebe19"/>
    </style:style>
    <style:style style:name="T7" style:family="text">
      <style:text-properties officeooo:rsid="0013247f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013247f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0fe5cd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10df95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123139" fo:background-color="transparent" loext:char-shading-value="0" style:font-weight-asian="normal" style:font-weight-complex="normal"/>
    </style:style>
    <style:style style:name="T13" style:family="text">
      <style:text-properties officeooo:rsid="0010df95"/>
    </style:style>
    <style:style style:name="T14" style:family="text">
      <style:text-properties officeooo:rsid="00123139"/>
    </style:style>
    <style:style style:name="T15" style:family="text">
      <style:text-properties officeooo:rsid="0013d5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N TERMINAL ( ctrl + alt + T ):</text:p>
      <text:list xml:id="list1425529941" text:style-name="L1">
        <text:list-item>
          <text:p text:style-name="P9">sudo apt-get update</text:p>
        </text:list-item>
        <text:list-item>
          <text:p text:style-name="P9">sudo apt upgrade</text:p>
        </text:list-item>
        <text:list-item>
          <text:p text:style-name="P9">sudo apt install curl</text:p>
        </text:list-item>
        <text:list-item>
          <text:p text:style-name="P9">curl -sL https://deb.nodesource.com/setup_10.x | sudo -E bash -</text:p>
        </text:list-item>
        <text:list-item>
          <text:p text:style-name="P9">sudo apt-get install -y nodejs</text:p>
        </text:list-item>
        <text:list-item>
          <text:p text:style-name="P9">npm --version</text:p>
        </text:list-item>
        <text:list-item>
          <text:p text:style-name="P9">sudo npm i -g truffle<text:span text:style-name="T1">@v5.0.8</text:span></text:p>
        </text:list-item>
        <text:list-item>
          <text:p text:style-name="P9">truffle version</text:p>
        </text:list-item>
        <text:list-item>
          <text:p text:style-name="P10">ctrl + d</text:p>
        </text:list-item>
      </text:list>
      <text:p text:style-name="P4"/>
      <text:p text:style-name="P11">OPEN NEW TERMINAL ( ctrl + alt + T ): **<text:span text:style-name="T14">for Ethereum =&gt; reference folder /for Eth</text:span></text:p>
      <text:p text:style-name="P4"/>
      <text:list xml:id="list3063871326" text:style-name="L2">
        <text:list-item>
          <text:p text:style-name="P14">mkdir bcocEth</text:p>
        </text:list-item>
        <text:list-item>
          <text:p text:style-name="P14">cd bcocEth</text:p>
        </text:list-item>
        <text:list-item>
          <text:p text:style-name="P12">sudo apt-get install software-properties-common</text:p>
        </text:list-item>
        <text:list-item>
          <text:p text:style-name="P12">sudo add-apt-repository -y ppa:ethereum/ethereum</text:p>
        </text:list-item>
        <text:list-item>
          <text:p text:style-name="P12">sudo apt-get install ethereum</text:p>
        </text:list-item>
        <text:list-item>
          <text:p text:style-name="P16">sudo gedit bcocGenesis.json</text:p>
        </text:list-item>
      </text:list>
      <text:p text:style-name="P2"><text:tab/><text:tab/><text:tab/>{</text:p>
      <text:p text:style-name="P2"><text:s/><text:tab/><text:tab/><text:tab/> <text:s/>"config": {</text:p>
      <text:p text:style-name="P2"><text:s text:c="5"/><text:tab/><text:tab/><text:tab/> "chainId": 1994,</text:p>
      <text:p text:style-name="P2"><text:s text:c="4"/><text:tab/><text:tab/><text:tab/> <text:s/>"homesteadBlock": 0,</text:p>
      <text:p text:style-name="P2"><text:s text:c="4"/><text:tab/><text:tab/><text:tab/> <text:s/>"eip155Block": 0,</text:p>
      <text:p text:style-name="P2"><text:s text:c="4"/><text:tab/><text:tab/><text:tab/> <text:s/>"eip158Block": 0,</text:p>
      <text:p text:style-name="P2"><text:s text:c="4"/><text:tab/><text:tab/><text:tab/> <text:s/>"byzantiumBlock": 0</text:p>
      <text:p text:style-name="P2"><text:s text:c="3"/><text:tab/><text:tab/><text:tab/>},</text:p>
      <text:p text:style-name="P2"><text:s text:c="3"/><text:tab/><text:tab/><text:tab/>"difficulty": "0x200",</text:p>
      <text:p text:style-name="P2"><text:s text:c="3"/><text:tab/><text:tab/><text:tab/>"gasLimit": "8000000",</text:p>
      <text:p text:style-name="P2"><text:s text:c="3"/><text:tab/><text:tab/><text:tab/>"alloc": {</text:p>
      <text:p text:style-name="P2"><text:tab/><text:tab/><text:tab/>}<text:tab/></text:p>
      <text:p text:style-name="P2"><text:tab/><text:tab/><text:tab/>}</text:p>
      <text:p text:style-name="P2"/>
      <text:list xml:id="list160153603880042" text:continue-numbering="true" text:style-name="L2">
        <text:list-item>
          <text:p text:style-name="P13">geth --datadir ./<text:span text:style-name="T2">bcoc</text:span>DataDir init ./<text:span text:style-name="T2">bcoc</text:span>Genesis.json</text:p>
        </text:list-item>
        <text:list-item>
          <text:p text:style-name="P15">sudo gedit mineWhenNeeded.js</text:p>
        </text:list-item>
      </text:list>
      <text:p text:style-name="P1"/>
      <text:p text:style-name="P1">var mining_threads = 1</text:p>
      <text:p text:style-name="P1"/>
      <text:p text:style-name="P1">function checkWork() {</text:p>
      <text:p text:style-name="P1"><text:s text:c="4"/>if (eth.getBlock("pending").transactions.length &gt; 0) {</text:p>
      <text:p text:style-name="P1"><text:s text:c="8"/>if (eth.mining) return;</text:p>
      <text:p text:style-name="P1"><text:s text:c="8"/>console.log("== Pending transactions! Mining...");</text:p>
      <text:p text:style-name="P1"><text:s text:c="8"/>miner.start(mining_threads);</text:p>
      <text:p text:style-name="P1"><text:s text:c="4"/>} else {</text:p>
      <text:p text:style-name="P1"><text:s text:c="8"/>miner.stop();</text:p>
      <text:p text:style-name="P1"><text:s text:c="8"/>console.log("== No transactions! Mining stopped.");</text:p>
      <text:p text:style-name="P1"><text:s text:c="4"/>}</text:p>
      <text:p text:style-name="P1">}</text:p>
      <text:p text:style-name="P1">eth.filter("latest", function(err, block) { checkWork(); });</text:p>
      <text:p text:style-name="P1">eth.filter("pending", function(err, block) { checkWork(); });</text:p>
      <text:p text:style-name="P1"/>
      <text:p text:style-name="P1">checkWork();</text:p>
      <text:list xml:id="list160152554048710" text:continue-numbering="true" text:style-name="L2">
        <text:list-item>
          <text:p text:style-name="P13"><text:soft-page-break/>geth --preload "mineWhenNeeded.js" --datadir ./bcocDataDir --ipcdisable --rpc --rpcapi 'web3,net,eth,personal,debug,rpc,miner' --rpccorsdomain '*' --rpcport 8100 --networkid 1110 --port 30300 --allow-insecure-unlock console</text:p>
          <text:p text:style-name="P13"/>
        </text:list-item>
        <text:list-item>
          <text:p text:style-name="P13">personal.listAccounts</text:p>
        </text:list-item>
        <text:list-item>
          <text:p text:style-name="P13">personal.newAccount("redhat")</text:p>
        </text:list-item>
        <text:list-item>
          <text:p text:style-name="P13">personal.newAccount("redhat")</text:p>
        </text:list-item>
        <text:list-item>
          <text:p text:style-name="P13">personal.newAccount("redhat")</text:p>
        </text:list-item>
        <text:list-item>
          <text:p text:style-name="P13">personal.newAccount("redhat")</text:p>
        </text:list-item>
        <text:list-item>
          <text:p text:style-name="P13">personal.unlockAccount(eth.accounts[0],"redhat",0)</text:p>
        </text:list-item>
        <text:list-item>
          <text:p text:style-name="P23">miner.start()</text:p>
        </text:list-item>
      </text:list>
      <text:p text:style-name="P3"/>
      <text:p text:style-name="P11">OPEN NEW TERMINAL ( ctrl + alt + T ): **for Truffle <text:span text:style-name="T14">reference folder /for Truffle</text:span></text:p>
      <text:p text:style-name="P11"/>
      <text:p text:style-name="P4"/>
      <text:list xml:id="list279935423" text:style-name="L3">
        <text:list-item>
          <text:p text:style-name="P24">mkdir bcocTruffle</text:p>
        </text:list-item>
        <text:list-item>
          <text:p text:style-name="P24">cd bcocTruffle</text:p>
        </text:list-item>
        <text:list-item>
          <text:p text:style-name="P24">truffle unbox pet-shop</text:p>
        </text:list-item>
        <text:list-item>
          <text:p text:style-name="P25">ls</text:p>
          <text:p text:style-name="P26">**Now GoTo=&gt; bcocTruffle/Contracts folder and paste solidity file i.e bcoc.sol</text:p>
          <text:p text:style-name="P24"/>
          <text:p text:style-name="P24">**In Terminal</text:p>
        </text:list-item>
        <text:list-item>
          <text:p text:style-name="P24">cd migrations/</text:p>
        </text:list-item>
        <text:list-item>
          <text:p text:style-name="P24">sudo gedit 2_bcocMigration.js</text:p>
          <text:p text:style-name="P24"/>
          <text:p text:style-name="P18"><text:tab/><text:tab/>var <text:span text:style-name="T3">bcoc</text:span> = artifacts.require("Bcoc");<text:line-break/><text:tab/><text:tab/>module.exports = function(deployer) {<text:line-break/> <text:tab/><text:tab/>deployer.deploy(<text:span text:style-name="T3">bcoc</text:span>);<text:line-break/><text:tab/><text:tab/>};</text:p>
          <text:p text:style-name="P19"/>
        </text:list-item>
        <text:list-item>
          <text:p text:style-name="P29">cd ..</text:p>
        </text:list-item>
        <text:list-item>
          <text:p text:style-name="P30">ls</text:p>
        </text:list-item>
        <text:list-item>
          <text:p text:style-name="P30">sudo gedit truffle-config.js </text:p>
          <text:p text:style-name="P27"><text:span text:style-name="T5">**Change port number to 810</text:span>0<text:span text:style-name="T5"> </text:span>or custom.</text:p>
          <text:p text:style-name="P27"/>
          <text:p text:style-name="P27">***<text:span text:style-name="T5">Make sure in ethereum, Default account is unlocked and Miner is started.</text:span></text:p>
        </text:list-item>
        <text:list-item>
          <text:p text:style-name="P31">truffle migrate</text:p>
        </text:list-item>
        <text:list-item>
          <text:p text:style-name="P31"/>
        </text:list-item>
      </text:list>
      <text:p text:style-name="P7">OPEN NEW TERMINAL ( ctrl + alt + T ): **for <text:span text:style-name="T13">ipfs</text:span></text:p>
      <text:p text:style-name="P8"/>
      <text:p text:style-name="P8">**Download go-ipfs for your platform</text:p>
      <text:list xml:id="list2187686120" text:style-name="L4">
        <text:list-item>
          <text:p text:style-name="P33">tar xvfz go-ipfs.<text:span text:style-name="T14">tar.gz</text:span></text:p>
        </text:list-item>
        <text:list-item>
          <text:p text:style-name="P35">cd go-ipfs</text:p>
        </text:list-item>
        <text:list-item>
          <text:p text:style-name="P35">./install.sh</text:p>
        </text:list-item>
        <text:list-item>
          <text:p text:style-name="P35">ipfs init</text:p>
        </text:list-item>
        <text:list-item>
          <text:p text:style-name="P35">ipfs daemon</text:p>
        </text:list-item>
      </text:list>
      <text:p text:style-name="P5"/>
      <text:p text:style-name="P6"/>
      <text:p text:style-name="P43">OPEN NEW TERMINAL ( ctrl + alt + T ): **for <text:span text:style-name="T4">Dapp reference folder /for Dapp</text:span></text:p>
      <text:p text:style-name="P6"/>
      <text:list xml:id="list2733166950" text:style-name="L5">
        <text:list-item>
          <text:p text:style-name="P36">sudo apt-get install python3-pip</text:p>
        </text:list-item>
        <text:list-item>
          <text:p text:style-name="P36">sudo pip3 install virtualenv</text:p>
        </text:list-item>
        <text:list-item>
          <text:p text:style-name="P32">mkdir bcocDapp</text:p>
        </text:list-item>
        <text:list-item>
          <text:p text:style-name="P32">cd bcocDapp/</text:p>
        </text:list-item>
        <text:list-item>
          <text:p text:style-name="P36">virtualenv <text:span text:style-name="T4">bcocV</text:span>env –python=python3.6</text:p>
          <text:p text:style-name="P41">**<text:span text:style-name="T4">bcocVenv folder will be created in bcocDapp</text:span></text:p>
          <text:p text:style-name="P28"/>
        </text:list-item>
        <text:list-item>
          <text:p text:style-name="P36">source <text:span text:style-name="T4">bcocV</text:span>env/bin/activate</text:p>
        </text:list-item>
        <text:list-item>
          <text:p text:style-name="P32">pip install Flask</text:p>
        </text:list-item>
        <text:list-item>
          <text:p text:style-name="P32">pip install flask-wtf / pip3 install flask-wtf</text:p>
        </text:list-item>
        <text:list-item>
          <text:p text:style-name="P32">pip install web3 / pip3 install web3</text:p>
        </text:list-item>
        <text:list-item>
          <text:p text:style-name="P32">pip install ipfsapi</text:p>
          <text:p text:style-name="P32"/>
          <text:p text:style-name="P20"><text:span text:style-name="T7">Goto </text:span>bcoc<text:span text:style-name="T6">Dapp =&gt; Paste app.py , </text:span>forms.py <text:span text:style-name="T7">file.</text:span></text:p>
          <text:p text:style-name="P22">Goto bcocTruffle =&gt; build =&gt; contracts =&gt; Copy Bcoc.json and paste it in bcocDapp folder.</text:p>
          <text:p text:style-name="P21"><text:span text:style-name="T9">Goto </text:span><text:span text:style-name="T10">bcoc</text:span><text:span text:style-name="T9">Dapp </text:span><text:span text:style-name="T11">=</text:span><text:span text:style-name="T9">&gt; </text:span><text:span text:style-name="T10">Copy templates and static </text:span><text:span text:style-name="T11">folder as it is.</text:span></text:p>
          <text:p text:style-name="P37"/>
          <text:p text:style-name="P40">**Make sure in ethereum, Default account is unlocked and Miner is started.</text:p>
          <text:p text:style-name="P38"/>
        </text:list-item>
        <text:list-item>
          <text:p text:style-name="P34">python app.py</text:p>
        </text:list-item>
      </text:list>
      <text:p text:style-name="P39"/>
      <text:list xml:id="list160153492943690" text:continue-numbering="true" text:style-name="L5">
        <text:list-header>
          <text:p text:style-name="P42"><text:span text:style-name="T8">**OPEN browser </text:span><text:span text:style-name="T12">and run localhost:5000 in address bar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4:58:15.013298276</meta:creation-date>
    <dc:date>2019-10-05T16:01:52.294829869</dc:date>
    <meta:editing-duration>PT3M4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96" meta:word-count="465" meta:character-count="3237" meta:non-whitespace-character-count="2784"/>
  </office:meta>
</office:document-meta>
</file>